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e5ff" draw:textarea-horizontal-align="justify" draw:textarea-vertical-align="middle" draw:auto-grow-height="false" fo:min-height="7.05cm" fo:min-width="6.2cm"/>
    </style:style>
    <style:style style:name="gr2" style:family="graphic" style:parent-style-name="standard">
      <style:graphic-properties draw:fill="solid" draw:fill-color="#cce5ff" draw:textarea-horizontal-align="justify" draw:textarea-vertical-align="middle" draw:auto-grow-height="false" fo:min-height="20.95cm" fo:min-width="10.6cm"/>
    </style:style>
    <style:style style:name="gr3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3.25cm" fo:min-width="3.4cm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1.8cm"/>
    </style:style>
    <style:style style:name="gr5" style:family="graphic" style:parent-style-name="standard">
      <style:graphic-properties draw:textarea-horizontal-align="justify" draw:textarea-vertical-align="middle" draw:auto-grow-height="false" fo:min-height="0.65cm" fo:min-width="1.9cm"/>
    </style:style>
    <style:style style:name="gr6" style:family="graphic" style:parent-style-name="standard">
      <style:graphic-properties draw:textarea-horizontal-align="justify" draw:textarea-vertical-align="middle" draw:auto-grow-height="false" fo:min-height="0.65cm" fo:min-width="3.6cm"/>
    </style:style>
    <style:style style:name="gr7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2.014cm"/>
    </style:style>
    <style:style style:name="gr8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16cm" fo:min-width="0.066cm"/>
    </style:style>
    <style:style style:name="gr9" style:family="graphic" style:parent-style-name="standard">
      <style:graphic-properties svg:stroke-color="#cc9900" draw:fill="solid" draw:fill-color="#ffff00" draw:textarea-vertical-align="middle" draw:auto-grow-height="false" fo:min-height="0.55cm" fo:min-width="0.3cm"/>
    </style:style>
    <style:style style:name="gr10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1" style:family="graphic" style:parent-style-name="standard">
      <style:graphic-properties svg:stroke-color="#cc9900" draw:fill="solid" draw:fill-color="#ffff66" draw:textarea-vertical-align="middle" draw:auto-grow-height="false" fo:min-height="0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.65cm" fo:min-width="2.2cm"/>
    </style:style>
    <style:style style:name="gr13" style:family="graphic" style:parent-style-name="standard">
      <style:graphic-properties svg:stroke-color="#009999" draw:fill="solid" draw:fill-color="#99ffff" draw:textarea-horizontal-align="justify" draw:textarea-vertical-align="middle" draw:auto-grow-height="false" fo:min-height="1.3cm" fo:min-width="1.05cm"/>
    </style:style>
    <style:style style:name="gr14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3.4cm"/>
    </style:style>
    <style:style style:name="gr15" style:family="graphic" style:parent-style-name="standard">
      <style:graphic-properties draw:textarea-horizontal-align="justify" draw:textarea-vertical-align="middle" draw:auto-grow-height="false" fo:min-height="0.65cm" fo:min-width="3.7cm"/>
    </style:style>
    <style:style style:name="gr16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25cm" fo:min-width="3.4cm"/>
    </style:style>
    <style:style style:name="gr17" style:family="graphic" style:parent-style-name="objectwithoutfill">
      <style:graphic-properties draw:marker-end="Arrow" draw:marker-end-width="0.3cm" draw:fill="solid" draw:textarea-vertical-align="middle"/>
    </style:style>
    <style:style style:name="gr18" style:family="graphic" style:parent-style-name="standard">
      <style:graphic-properties svg:stroke-color="#cc9900" draw:fill="solid" draw:fill-color="#ffff66" draw:textarea-horizontal-align="justify" draw:textarea-vertical-align="middle" draw:auto-grow-height="false" fo:min-height="0.254cm" fo:min-width="2.082cm"/>
    </style:style>
    <style:style style:name="gr19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solid" draw:fill-color="#cce5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solid" draw:fill-color="#ff99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="solid" draw:fill-color="#ff6666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style:paragraph-properties fo:text-align="center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>
      <loext:graphic-properties draw:fill="solid" draw:fill-color="#ffff00"/>
      <style:paragraph-properties fo:text-align="center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solid" draw:fill-color="#ffff66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solid" draw:fill-color="#99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1" style:family="paragraph">
      <style:paragraph-properties fo:text-align="center"/>
      <style:text-properties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12" style:family="paragraph">
      <loext:graphic-properties draw:fill="solid"/>
      <style:paragraph-properties fo:text-align="center"/>
      <style:text-properties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66"/>
      <style:paragraph-properties fo:text-align="center"/>
    </style:style>
    <style:style style:name="P15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7cm" svg:height="7.3cm" svg:x="1cm" svg:y="1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cm" svg:height="7.3cm" svg:x="1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1cm" svg:height="21.2cm" svg:x="8.3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3.5cm" svg:x="15cm" svg:y="2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3cm" svg:height="0.9cm" svg:x="3.1cm" svg:y="14.4cm">
          <text:p text:style-name="P3"><text:span text:style-name="T1">P</text:span>ier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4cm" svg:height="0.9cm" svg:x="2.9cm" svg:y="5.3cm">
          <text:p text:style-name="P3"><text:span text:style-name="T1">L</text:span>oui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.1cm" svg:height="0.9cm" svg:x="8.9cm" svg:y="6cm">
          <text:p text:style-name="P3"><text:span text:style-name="T1">A</text:span>nonymiz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.6cm" svg:height="0.9cm" svg:x="1.3cm" svg:y="8.5cm">
          <text:p text:style-name="P3">R.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8cm" svg:height="0.8cm" svg:x="3.4cm" svg:y="8.9cm">
          <text:p text:style-name="P3">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7" draw:layer="layout" svg:width="0.8cm" svg:height="0.8cm" svg:x="3.7cm" svg:y="7.2cm">
          <text:p text:style-name="P6"><text:span text:style-name="T1">K</text:span></text:p>
          <draw:enhanced-geometry draw:glue-point-type="segments" draw:mirror-vertical="false" draw:mirror-horizontal="false" draw:type="mso-spt100" draw:modifiers="-179.466116574846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9" draw:text-style-name="P7" draw:layer="layout" svg:width="0.8cm" svg:height="0.8cm" svg:x="3.7cm" svg:y="7.2cm">
          <text:p text:style-name="P6"><text:span text:style-name="T1">K</text:span></text:p>
          <draw:enhanced-geometry draw:glue-point-type="segments" draw:mirror-vertical="false" draw:mirror-horizontal="false" draw:type="mso-spt100" draw:modifiers="-1.38368696736851 179.81241306473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2.6cm" svg:height="0.9cm" svg:x="4.3cm" svg:y="8.5cm">
          <text:p text:style-name="P3">R.K.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8cm" svg:height="0.8cm" svg:x="6.4cm" svg:y="8.9cm">
          <text:p text:style-name="P3">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0" draw:text-style-name="P8" draw:layer="layout" svg:x1="7.3cm" svg:y1="8.9cm" svg:x2="9.3cm" svg:y2="8.9cm">
          <text:p/>
        </draw:line>
        <draw:custom-shape draw:style-name="gr11" draw:text-style-name="P9" draw:layer="layout" svg:width="0.6cm" svg:height="0.7cm" svg:x="3.8cm" svg:y="6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2" draw:text-style-name="P3" xml:id="id8" draw:id="id8" draw:layer="layout" svg:width="2.7cm" svg:height="0.9cm" svg:x="8.1cm" svg:y="2.3cm">
          <text:p text:style-name="P3"><text:span text:style-name="T1">T</text:span>rus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1" draw:id="id1" draw:layer="layout" svg:width="3.1cm" svg:height="3.1cm" svg:x="9.6cm" svg:y="7.3cm">
          <text:p text:style-name="P3">Check</text:p>
          <text:p text:style-name="P3">R/T/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xml:id="id3" draw:id="id3" draw:layer="layout" svg:width="3.9cm" svg:height="1.6cm" svg:x="14.9cm" svg:y="10.4cm">
          <text:p text:style-name="P3"/>
          <draw:enhanced-geometry svg:viewBox="0 0 21600 21600" draw:type="rectangle" draw:enhanced-path="M 0 0 L 21600 0 21600 21600 0 21600 0 0 Z N"/>
        </draw:custom-shape>
        <draw:custom-shape draw:style-name="gr15" draw:text-style-name="P3" xml:id="id7" draw:id="id7" draw:layer="layout" svg:width="4.2cm" svg:height="0.9cm" svg:x="1.9cm" svg:y="2.3cm">
          <text:p text:style-name="P3"><text:span text:style-name="T1">R</text:span>eferendu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xml:id="id2" draw:id="id2" draw:layer="layout" svg:width="3.9cm" svg:height="1.5cm" svg:x="14.9cm" svg:y="8.1cm">
          <text:p/>
          <draw:enhanced-geometry svg:viewBox="0 0 21600 21600" draw:type="rectangle" draw:enhanced-path="M 0 0 L 21600 0 21600 21600 0 21600 0 0 Z N"/>
        </draw:custom-shape>
        <draw:connector draw:style-name="gr17" draw:text-style-name="P12" draw:layer="layout" svg:x1="12.7cm" svg:y1="8.85cm" svg:x2="14.9cm" svg:y2="8.85cm" draw:start-shape="id1" draw:start-glue-point="7" draw:end-shape="id2" draw:end-glue-point="3" svg:d="M12700 8850h2200" svg:viewBox="0 0 2201 1">
          <text:p text:style-name="P11"><text:span text:style-name="T2">no</text:span></text:p>
          <text:p text:style-name="P11"><text:span text:style-name="T2"/></text:p>
        </draw:connector>
        <draw:custom-shape draw:style-name="gr7" draw:text-style-name="P4" draw:layer="layout" svg:width="2.6cm" svg:height="0.9cm" svg:x="15.1cm" svg:y="8.3cm">
          <text:p text:style-name="P3">R.K.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8cm" svg:height="0.8cm" svg:x="17.2cm" svg:y="8.7cm">
          <text:p text:style-name="P3">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5" draw:layer="layout" svg:width="0.8cm" svg:height="0.8cm" svg:x="17.8cm" svg:y="8.7cm">
          <text:p text:style-name="P3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2.6cm" svg:height="0.9cm" svg:x="15.1cm" svg:y="10.637cm">
          <text:p text:style-name="P3">R.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8cm" svg:height="0.8cm" svg:x="17.2cm" svg:y="11.037cm">
          <text:p text:style-name="P3">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5" draw:layer="layout" svg:width="0.8cm" svg:height="0.8cm" svg:x="17.8cm" svg:y="11.037cm">
          <text:p text:style-name="P3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7" draw:text-style-name="P8" draw:layer="layout" svg:x1="11.15cm" svg:y1="10.4cm" svg:x2="14.9cm" svg:y2="11.2cm" draw:start-shape="id1" draw:start-glue-point="6" draw:end-shape="id3" draw:end-glue-point="3" svg:d="M11150 10400v800h3750" svg:viewBox="0 0 3751 801">
          <text:p text:style-name="P3">yes</text:p>
        </draw:connector>
        <draw:custom-shape draw:style-name="gr7" draw:text-style-name="P4" draw:layer="layout" svg:width="2.6cm" svg:height="0.9cm" svg:x="15.2cm" svg:y="25.2cm">
          <text:p text:style-name="P3">R.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8cm" svg:height="0.8cm" svg:x="17.3cm" svg:y="25.6cm">
          <text:p text:style-name="P3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2" draw:layer="layout" svg:width="3.9cm" svg:height="1.6cm" svg:x="2.3cm" svg:y="11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6cm" svg:height="0.9cm" svg:x="2.7cm" svg:y="11.4cm">
          <text:p text:style-name="P3">R.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8cm" svg:height="0.8cm" svg:x="4.8cm" svg:y="11.8cm">
          <text:p text:style-name="P3">K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4" draw:layer="layout" svg:width="4.1cm" svg:height="0.8cm" svg:x="2.2cm" svg:y="10cm">
          <text:p text:style-name="P13"><text:span text:style-name="T3">v</text:span>ote: <text:span text:style-name="T1">V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2.6cm" svg:height="0.9cm" svg:x="1.3cm" svg:y="17.6cm">
          <text:p text:style-name="P3">R.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8cm" svg:height="0.8cm" svg:x="3.4cm" svg:y="18cm">
          <text:p text:style-name="P3">P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7" draw:layer="layout" svg:width="0.8cm" svg:height="0.8cm" svg:x="3.7cm" svg:y="16.3cm">
          <text:p text:style-name="P6"><text:span text:style-name="T1">J</text:span></text:p>
          <draw:enhanced-geometry draw:glue-point-type="segments" draw:mirror-vertical="false" draw:mirror-horizontal="false" draw:type="mso-spt100" draw:modifiers="-179.466116574846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9" draw:text-style-name="P7" draw:layer="layout" svg:width="0.8cm" svg:height="0.8cm" svg:x="3.7cm" svg:y="16.3cm">
          <text:p text:style-name="P6"><text:span text:style-name="T1">J</text:span></text:p>
          <draw:enhanced-geometry draw:glue-point-type="segments" draw:mirror-vertical="false" draw:mirror-horizontal="false" draw:type="mso-spt100" draw:modifiers="-1.38368696736851 179.81241306473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4" draw:layer="layout" svg:width="2.6cm" svg:height="0.9cm" svg:x="4.3cm" svg:y="17.6cm">
          <text:p text:style-name="P3">R.J.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8cm" svg:height="0.8cm" svg:x="6.4cm" svg:y="18cm">
          <text:p text:style-name="P3">P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0" draw:text-style-name="P8" draw:layer="layout" svg:x1="7.3cm" svg:y1="18cm" svg:x2="9.3cm" svg:y2="18cm">
          <text:p/>
        </draw:line>
        <draw:custom-shape draw:style-name="gr11" draw:text-style-name="P9" draw:layer="layout" svg:width="0.6cm" svg:height="0.7cm" svg:x="3.8cm" svg:y="15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3" draw:text-style-name="P10" xml:id="id4" draw:id="id4" draw:layer="layout" svg:width="3.1cm" svg:height="3.1cm" svg:x="9.6cm" svg:y="16.4cm">
          <text:p text:style-name="P3">Check</text:p>
          <text:p text:style-name="P3">R/T/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xml:id="id6" draw:id="id6" draw:layer="layout" svg:width="3.9cm" svg:height="1.6cm" svg:x="14.9cm" svg:y="19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xml:id="id5" draw:id="id5" draw:layer="layout" svg:width="3.9cm" svg:height="1.5cm" svg:x="14.9cm" svg:y="17.2cm">
          <text:p/>
          <draw:enhanced-geometry svg:viewBox="0 0 21600 21600" draw:type="rectangle" draw:enhanced-path="M 0 0 L 21600 0 21600 21600 0 21600 0 0 Z N"/>
        </draw:custom-shape>
        <draw:connector draw:style-name="gr17" draw:text-style-name="P12" draw:layer="layout" svg:x1="12.7cm" svg:y1="17.95cm" svg:x2="14.9cm" svg:y2="17.95cm" draw:start-shape="id4" draw:start-glue-point="7" draw:end-shape="id5" draw:end-glue-point="3" svg:d="M12700 17950h2200" svg:viewBox="0 0 2201 1">
          <text:p text:style-name="P11"><text:span text:style-name="T2">no</text:span></text:p>
          <text:p text:style-name="P11"><text:span text:style-name="T2"/></text:p>
        </draw:connector>
        <draw:custom-shape draw:style-name="gr7" draw:text-style-name="P4" draw:layer="layout" svg:width="2.6cm" svg:height="0.9cm" svg:x="15.1cm" svg:y="17.4cm">
          <text:p text:style-name="P3">R.J.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8cm" svg:height="0.8cm" svg:x="17.2cm" svg:y="17.8cm">
          <text:p text:style-name="P3">P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5" draw:layer="layout" svg:width="0.8cm" svg:height="0.8cm" svg:x="17.8cm" svg:y="17.8cm">
          <text:p text:style-name="P3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2.6cm" svg:height="0.9cm" svg:x="15.1cm" svg:y="19.737cm">
          <text:p text:style-name="P3">R.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8cm" svg:height="0.8cm" svg:x="17.2cm" svg:y="20.137cm">
          <text:p text:style-name="P3">P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5" draw:layer="layout" svg:width="0.8cm" svg:height="0.8cm" svg:x="17.8cm" svg:y="20.137cm">
          <text:p text:style-name="P3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7" draw:text-style-name="P8" draw:layer="layout" svg:x1="11.15cm" svg:y1="19.5cm" svg:x2="14.9cm" svg:y2="20.3cm" draw:start-shape="id4" draw:start-glue-point="6" draw:end-shape="id6" draw:end-glue-point="3" svg:d="M11150 19500v800h3750" svg:viewBox="0 0 3751 801">
          <text:p text:style-name="P3">yes</text:p>
        </draw:connector>
        <draw:custom-shape draw:style-name="gr14" draw:text-style-name="P2" draw:layer="layout" svg:width="3.9cm" svg:height="1.6cm" svg:x="2.3cm" svg:y="2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6cm" svg:height="0.9cm" svg:x="2.7cm" svg:y="20.5cm">
          <text:p text:style-name="P3">R.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8cm" svg:height="0.8cm" svg:x="4.8cm" svg:y="20.9cm">
          <text:p text:style-name="P3">J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4" draw:layer="layout" svg:width="4.1cm" svg:height="0.8cm" svg:x="1.901cm" svg:y="19.101cm">
          <text:p text:style-name="P13"><text:span text:style-name="T3">v</text:span>ote: <text:span text:style-name="T1">W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2.6cm" svg:height="0.9cm" svg:x="15.2cm" svg:y="23.9cm">
          <text:p text:style-name="P3">R.J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8cm" svg:height="0.8cm" svg:x="17.3cm" svg:y="24.3cm">
          <text:p text:style-name="P3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4" draw:layer="layout" svg:width="4.1cm" svg:height="0.8cm" svg:x="9.402cm" svg:y="24.802cm">
          <text:p text:style-name="P13">en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9" draw:text-style-name="P15" draw:layer="layout" svg:x1="6.1cm" svg:y1="2.75cm" svg:x2="8.1cm" svg:y2="2.75cm" draw:start-shape="id7" draw:start-glue-point="1" draw:end-shape="id8" draw:end-glue-point="3" svg:d="M6100 2750h2000" svg:viewBox="0 0 20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8T12:35:29.042000000</meta:creation-date>
    <dc:date>2019-08-18T18:26:25.823000000</dc:date>
    <meta:editing-duration>PT27M37S</meta:editing-duration>
    <meta:editing-cycles>7</meta:editing-cycles>
    <meta:generator>LibreOffice/6.2.5.2$Windows_X86_64 LibreOffice_project/1ec314fa52f458adc18c4f025c545a4e8b22c159</meta:generator>
    <meta:document-statistic meta:object-count="61"/>
  </office:meta>
</office:document-meta>
</file>